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p text:style-name="Standard">This word is <text:span text:style-name="T1">emphasized</text:span>, 
and this word is <text:span text:style-name="T2">italic</text:span>.
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